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6.16mm"/>
    </style:style>
    <style:style style:name="co3" style:family="table-column">
      <style:table-column-properties fo:break-before="auto" style:column-width="31.96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3" table:number-rows-repeated="3">
          <table:table-cell table:number-columns-repeated="9"/>
        </table:table-row>
        <table:table-row table:style-name="ro3">
          <table:table-cell office:value-type="string" calcext:value-type="string">
            <text:p>gnd\2V on which pin for which symbo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a xlink:href="http://upload.wikimedia.org/wikipedia/commons/thumb/1/18/7Segment_24.svg/110px-7Segment_24.svg.png" xlink:type="simple">http://upload.wikimedia.org/wikipedia/commons/thumb/1/18/7Segment_24.svg/110px-7Segment_24.svg.png</text:a>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160°C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170°C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table:style-name="ce1" office:value-type="string" calcext:value-type="string">
            <text:p>circulating air</text:p>
          </table:table-cell>
          <table:table-cell office:value-type="string" calcext:value-type="string">
            <text:p>180°C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top heat</text:p>
          </table:table-cell>
          <table:table-cell office:value-type="string" calcext:value-type="string">
            <text:p>190°C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defrost</text:p>
          </table:table-cell>
          <table:table-cell office:value-type="string" calcext:value-type="string">
            <text:p>200°C</text:p>
          </table:table-cell>
          <table:table-cell table:number-columns-repeated="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210°C</text:p>
          </table:table-cell>
          <table:table-cell table:number-columns-repeated="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140°C</text:p>
          </table:table-cell>
          <table:table-cell office:value-type="string" calcext:value-type="string">
            <text:p>220°C</text:p>
          </table:table-cell>
          <table:table-cell table:number-columns-repeated="2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oppelpunkt oben</text:p>
          </table:table-cell>
          <table:table-cell office:value-type="string" calcext:value-type="string">
            <text:p>Doppelpunkt unten</text:p>
          </table:table-cell>
          <table:table-cell office:value-type="string" calcext:value-type="string">
            <text:p>Gramm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150°C</text:p>
          </table:table-cell>
          <table:table-cell office:value-type="string" calcext:value-type="string">
            <text:p>230°C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.00.0000</text:date>, <text:time style:data-style-name="N2" text:time-value="06:01:58.75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21:04:06.46</meta:creation-date>
    <dc:date>2018-02-23T06:04:28.964000000</dc:date>
    <meta:editing-duration>PT25M55S</meta:editing-duration>
    <meta:editing-cycles>5</meta:editing-cycles>
    <meta:generator>LibreOffice/5.3.7.2$Windows_X86_64 LibreOffice_project/6b8ed514a9f8b44d37a1b96673cbbdd077e24059</meta:generator>
    <meta:document-statistic meta:table-count="3" meta:cell-count="78" meta:object-count="0"/>
  </office:meta>
</office:document-meta>
</file>